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Bitstream Vera Sans1" svg:font-family="'Bitstream Vera Sans'"/>
    <style:font-face style:name="OpenSymbol" svg:font-family="OpenSymbol"/>
    <style:font-face style:name="Raleway" svg:font-family="Raleway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text-properties fo:font-size="13pt" style:text-underline-style="solid" style:text-underline-width="auto" style:text-underline-color="font-color" style:font-size-asian="13pt" style:font-size-complex="13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2pt" style:text-underline-style="none" style:font-size-asian="12pt" style:font-size-complex="12pt"/>
    </style:style>
    <style:style style:name="P8" style:family="paragraph" style:parent-style-name="Standard">
      <style:paragraph-properties fo:margin-left="0.4925in" fo:margin-right="0in" fo:text-indent="0in" style:auto-text-indent="false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1" style:family="paragraph" style:parent-style-name="Standard">
      <style:text-properties fo:font-size="13pt" style:text-underline-style="solid" style:text-underline-width="auto" style:text-underline-color="font-color" style:font-size-asian="13pt" style:font-size-complex="13pt"/>
    </style:style>
    <style:style style:name="P12" style:family="paragraph" style:parent-style-name="Standard" style:list-style-name="L1">
      <style:text-properties fo:font-size="13pt" style:text-underline-style="solid" style:text-underline-width="auto" style:text-underline-color="font-color" style:font-size-asian="13pt" style:font-size-complex="13pt"/>
    </style:style>
    <style:style style:name="P13" style:family="paragraph" style:parent-style-name="Standard" style:list-style-name="L4">
      <style:text-properties fo:font-size="13pt" style:text-underline-style="solid" style:text-underline-width="auto" style:text-underline-color="font-color" style:font-size-asian="13pt" style:font-size-complex="13pt"/>
    </style:style>
    <style:style style:name="P14" style:family="paragraph" style:parent-style-name="Standard" style:list-style-name="L8">
      <style:text-properties fo:font-size="13pt" style:text-underline-style="solid" style:text-underline-width="auto" style:text-underline-color="font-color" officeooo:rsid="000f53a0" officeooo:paragraph-rsid="000f53a0" style:font-size-asian="13pt" style:font-size-complex="13pt"/>
    </style:style>
    <style:style style:name="P15" style:family="paragraph" style:parent-style-name="Standard">
      <style:text-properties fo:font-size="13pt" style:text-underline-style="solid" style:text-underline-width="auto" style:text-underline-color="font-color" officeooo:rsid="000f53a0" officeooo:paragraph-rsid="000f53a0" style:font-size-asian="13pt" style:font-size-complex="13pt"/>
    </style:style>
    <style:style style:name="P16" style:family="paragraph" style:parent-style-name="Standard" style:list-style-name="L2"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P17" style:family="paragraph" style:parent-style-name="Standard" style:list-style-name="L6"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P18" style:family="paragraph" style:parent-style-name="Standard" style:list-style-name="L8">
      <style:text-properties fo:font-size="13pt" style:text-underline-style="none" officeooo:rsid="000f53a0" officeooo:paragraph-rsid="000f53a0" style:font-size-asian="13pt" style:font-size-complex="13pt"/>
    </style:style>
    <style:style style:name="P19" style:family="paragraph" style:parent-style-name="Standard">
      <style:text-properties fo:font-size="12pt" style:text-underline-style="none" style:font-size-asian="12pt" style:font-size-complex="12pt"/>
    </style:style>
    <style:style style:name="P20" style:family="paragraph" style:parent-style-name="Standard" style:list-style-name="L1">
      <style:text-properties fo:font-size="12pt" style:text-underline-style="none" style:font-size-asian="12pt" style:font-size-complex="12pt"/>
    </style:style>
    <style:style style:name="P21" style:family="paragraph" style:parent-style-name="Standard" style:list-style-name="L2"/>
    <style:style style:name="P22" style:family="paragraph" style:parent-style-name="Standard" style:list-style-name="L3"/>
    <style:style style:name="P23" style:family="paragraph" style:parent-style-name="Standard" style:list-style-name="L4"/>
    <style:style style:name="P24" style:family="paragraph" style:parent-style-name="Standard" style:list-style-name="L5"/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officeooo:rsid="000f53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ric Holzbach</text:p>
      <text:p text:style-name="P1"/>
      <text:p text:style-name="P4"><text:span text:style-name="T3">ericholzbach at gmail dot com | 213-587-0885 | </text:span><text:a xlink:type="simple" xlink:href="http://www.ericholzbach.net/" text:style-name="Internet_20_link" text:visited-style-name="Visited_20_Internet_20_Link"><text:span text:style-name="T4">www.ericholzbach.net</text:span></text:a><text:span text:style-name="T3"> </text:span></text:p>
      <text:p text:style-name="P5"/>
      <text:p text:style-name="P4">Focus on Linux and FreeBSD systems administration, incident response and risk management. Relentless problem solver, passionate for information technology, requires continuous learning.</text:p>
      <text:p text:style-name="P3"/>
      <text:list xml:id="list3045391656237598774" text:style-name="L8">
        <text:list-item>
          <text:p text:style-name="P14">Senior System Security Engineer – Salesforce Inc. January 2015 – Current</text:p>
          <text:p text:style-name="P14"><text:a xlink:type="simple" xlink:href="http://www.salesforce.com/" text:style-name="Internet_20_link" text:visited-style-name="Visited_20_Internet_20_Link">www.salesforce.com</text:a></text:p>
          <text:p text:style-name="P14"/>
          <text:p text:style-name="P18">Cloud security for production infrastructure</text:p>
          <text:p text:style-name="P18"/>
          <text:p text:style-name="P18">Management of authentication and authorization systems</text:p>
          <text:p text:style-name="P18"/>
          <text:p text:style-name="P18">System &amp; user access control implementation</text:p>
        </text:list-item>
      </text:list>
      <text:p text:style-name="P15"/>
      <text:p text:style-name="P3"/>
      <text:list xml:id="list910807209617226726" text:style-name="L1">
        <text:list-item>
          <text:p text:style-name="P12">Senior Configuration Engineer <text:s/>- FireEye Inc. February 2014 – <text:span text:style-name="T7">January 2015</text:span></text:p>
          <text:p text:style-name="P20"><text:a xlink:type="simple" xlink:href="http://www.fireeye.com/" text:style-name="Internet_20_link" text:visited-style-name="Visited_20_Internet_20_Link">www.fireeye.com</text:a></text:p>
        </text:list-item>
      </text:list>
      <text:p text:style-name="P7"/>
      <text:list xml:id="list203949693769299" text:continue-numbering="true" text:style-name="L1">
        <text:list-header>
          <text:p text:style-name="P20">Puppet module development</text:p>
        </text:list-header>
      </text:list>
      <text:p text:style-name="P7"/>
      <text:list xml:id="list203949820359866" text:continue-numbering="true" text:style-name="L1">
        <text:list-header>
          <text:p text:style-name="P20">Infrastructure architecture </text:p>
          <text:p text:style-name="P20"/>
          <text:p text:style-name="P20">Service reliability design</text:p>
          <text:p text:style-name="P20"/>
          <text:p text:style-name="P20">Process streamlining and automation</text:p>
        </text:list-header>
      </text:list>
      <text:p text:style-name="P7"/>
      <text:list xml:id="list203949868898928" text:continue-numbering="true" text:style-name="L1">
        <text:list-header>
          <text:p text:style-name="P20"/>
        </text:list-header>
        <text:list-item>
          <text:p text:style-name="P12">Senior Systems Administrator <text:s/>- FireEye Inc. January 2014 – February 2014</text:p>
          <text:p text:style-name="P20"><text:a xlink:type="simple" xlink:href="http://www.fireeye.com/" text:style-name="Internet_20_link" text:visited-style-name="Visited_20_Internet_20_Link">www.fireeye.com</text:a></text:p>
        </text:list-item>
      </text:list>
      <text:p text:style-name="P7"/>
      <text:p text:style-name="P7"><text:tab/>FireEye Inc. aquired Mandiant January 2, 2014</text:p>
      <text:p text:style-name="P3"/>
      <text:list xml:id="list203949412769212" text:continue-numbering="true" text:style-name="L1">
        <text:list-item>
          <text:p text:style-name="P12">Mandiant / February 2012 – January 2014</text:p>
          <text:p text:style-name="P20"><text:a xlink:type="simple" xlink:href="http://www.mandiant.com/" text:style-name="Internet_20_link" text:visited-style-name="Visited_20_Internet_20_Link">www.mandiant.com</text:a></text:p>
        </text:list-item>
      </text:list>
      <text:p text:style-name="Standard"/>
      <text:p text:style-name="P8">Development operations</text:p>
      <text:p text:style-name="P8"/>
      <text:p text:style-name="P8">Implementation and management of FreeBSD and CentOS servers for a 24x7 infrastructure</text:p>
      <text:p text:style-name="P8"/>
      <text:p text:style-name="P8">Deployment and management of network intrusion detection systems in a globally distributed environment</text:p>
      <text:p text:style-name="P8"/>
      <text:p text:style-name="P8">Process automation</text:p>
      <text:p text:style-name="P8"/>
      <text:p text:style-name="P8"><text:soft-page-break/>Configuration and change management with Puppet</text:p>
      <text:p text:style-name="P8"/>
      <text:p text:style-name="P8">Deployment orchestration with <text:s/>Mcollective</text:p>
      <text:p text:style-name="P8"/>
      <text:p text:style-name="P8">Custom software deployment and lifecycle management</text:p>
      <text:p text:style-name="P8"/>
      <text:p text:style-name="P8">Provisioning of servers, switches, firewalls, general NOC maintenance</text:p>
      <text:p text:style-name="P8"/>
      <text:p text:style-name="P8">Customer service support</text:p>
      <text:p text:style-name="P10"/>
      <text:p text:style-name="Standard"/>
      <text:list xml:id="list7543663904077716494" text:style-name="L2">
        <text:list-item>
          <text:p text:style-name="P16">Linux Systems Administrator - InMotion Hosting / August 2010 – February 2012</text:p>
          <text:p text:style-name="P21"><text:a xlink:type="simple" xlink:href="http://www.inmotionhosting.com/" text:style-name="Internet_20_link" text:visited-style-name="Visited_20_Internet_20_Link"><text:span text:style-name="T6">www.inmotionhosting.com</text:span></text:a></text:p>
          <text:p text:style-name="P21"/>
        </text:list-item>
      </text:list>
      <text:p text:style-name="P8">CentOS/RHEL, Cpanel, WHM, Apache, Tomcat, PHP, MySQL, Exim, Courier, PureFTPD, ProFTPD, BIND, OpenSSH, Virtuozzo</text:p>
      <text:p text:style-name="P8"/>
      <text:p text:style-name="P9">Mitigation of threats to quality of service in shared, virtualized and dedicated platforms</text:p>
      <text:p text:style-name="P9"/>
      <text:p text:style-name="P9">Monitoring and incident response with Nagios</text:p>
      <text:p text:style-name="P8"/>
      <text:p text:style-name="P8">Task automation with shell scripting</text:p>
      <text:p text:style-name="P8"/>
      <text:p text:style-name="P8">Identify and resolve PCI-DSS issues</text:p>
      <text:p text:style-name="P8"/>
      <text:p text:style-name="P8">Troubleshooting and correcting server hardware failures</text:p>
      <text:p text:style-name="P8"/>
      <text:p text:style-name="P8">Provisioning of servers, switches, pdu's, general NOC maintenance</text:p>
      <text:p text:style-name="P8"/>
      <text:p text:style-name="P8">Network and host intrusion detection</text:p>
      <text:p text:style-name="P8"/>
      <text:p text:style-name="P8">Rotating 24 hour on-call schedule</text:p>
      <text:p text:style-name="P8"/>
      <text:p text:style-name="P8">Customer service support</text:p>
      <text:p text:style-name="P2"/>
      <text:p text:style-name="P2"/>
      <text:list xml:id="list1048700797852187684" text:style-name="L3">
        <text:list-item>
          <text:p text:style-name="P22"><text:span text:style-name="T5">Logistics Manager - Reef Specific Aquariums / August, 2006 - 2010</text:span><text:span text:style-name="T1"> </text:span></text:p>
        </text:list-item>
      </text:list>
      <text:p text:style-name="Standard"/>
      <text:p text:style-name="P9">Inbound and outbound logistics</text:p>
      <text:p text:style-name="P8"/>
      <text:p text:style-name="P8">Disaster recovery planning and risk management applied to environmental controls of systems which maintain the company's assets</text:p>
      <text:p text:style-name="P8"/>
      <text:p text:style-name="P8">Business continuity planning to react to political, legal and seasonal threats</text:p>
      <text:p text:style-name="P8"/>
      <text:p text:style-name="P8">Qualitative risk assessment </text:p>
      <text:p text:style-name="P8"/>
      <text:p text:style-name="P8">Administration of office infrastructure, virtualization with VirtualBox</text:p>
      <text:p text:style-name="P8"><text:soft-page-break/></text:p>
      <text:p text:style-name="P8">Minor development with HTML/CSS/PHP</text:p>
      <text:p text:style-name="P8"/>
      <text:list xml:id="list3707426046023580043" text:style-name="L4">
        <text:list-item>
          <text:p text:style-name="P13">Systems Administrator - Hermetic Networks / January, 2003 - January, 2006</text:p>
          <text:p text:style-name="P23"><text:a xlink:type="simple" xlink:href="http://www.hermeticnetworks.com/" text:style-name="Internet_20_link" text:visited-style-name="Visited_20_Internet_20_Link"><text:span text:style-name="T6">www.hermeticnetworks.com</text:span></text:a></text:p>
        </text:list-item>
      </text:list>
      <text:p text:style-name="Standard"/>
      <text:p text:style-name="P8">Vulnerability assessment and penetration testing</text:p>
      <text:p text:style-name="P8"/>
      <text:p text:style-name="P8">Consulting to obtain requirements and estimated budgets for implementation</text:p>
      <text:p text:style-name="P8"/>
      <text:p text:style-name="P8">Design, installation, and administration of small business information technology infrastructure</text:p>
      <text:p text:style-name="P8"/>
      <text:p text:style-name="P8">Router and switch configuration, wired and wireless networking appliances, Windows, Linux and FreeBSD servers</text:p>
      <text:p text:style-name="P8"/>
      <text:p text:style-name="P8">Workstation and printer installation</text:p>
      <text:p text:style-name="P8"/>
      <text:p text:style-name="P8">Hardware and software troubleshooting</text:p>
      <text:p text:style-name="Standard"/>
      <text:p text:style-name="Standard"/>
      <text:list xml:id="list4987525150820945206" text:style-name="L5">
        <text:list-item>
          <text:p text:style-name="P24"><text:span text:style-name="T2">Account representative - Hello Incorporated / March, 2000 - June, 2002</text:span> </text:p>
        </text:list-item>
      </text:list>
      <text:p text:style-name="P8"><text:a xlink:type="simple" xlink:href="http://www.helloinc.com/" text:style-name="Internet_20_link" text:visited-style-name="Visited_20_Internet_20_Link"><text:span text:style-name="T6">www.helloinc.com</text:span></text:a> </text:p>
      <text:p text:style-name="Standard"/>
      <text:p text:style-name="P8">Communication support for major hospitals, medical facilities, and other businesses</text:p>
      <text:p text:style-name="P8"/>
      <text:p text:style-name="P8">Correlate billing information</text:p>
      <text:p text:style-name="P8"/>
      <text:p text:style-name="P8">Technical writing and documentation</text:p>
      <text:p text:style-name="Standard"/>
      <text:p text:style-name="Standard"/>
      <text:list xml:id="list3984193559721382689" text:style-name="L6">
        <text:list-item>
          <text:p text:style-name="P17">Credentials</text:p>
        </text:list-item>
      </text:list>
      <text:p text:style-name="Standard"/>
      <text:p text:style-name="P8"><text:a xlink:type="simple" xlink:href="https://www.isc2.org/cissp/default.aspx" text:style-name="Internet_20_link" text:visited-style-name="Visited_20_Internet_20_Link"><text:span text:style-name="T6">(ISC)2 Certified Information Systems Security Professional (CISSP)</text:span></text:a></text:p>
      <text:p text:style-name="P8"/>
      <text:p text:style-name="P8"><text:a xlink:type="simple" xlink:href="http://certification.comptia.org/getCertified/certifications/security.aspx" text:style-name="Internet_20_link" text:visited-style-name="Visited_20_Internet_20_Link"><text:span text:style-name="T6">CompTIA Security+</text:span></text:a></text:p>
      <text:p text:style-name="P8"/>
      <text:p text:style-name="P8"><text:a xlink:type="simple" xlink:href="http://certification.comptia.org/getCertified/certifications/network.aspx" text:style-name="Internet_20_link" text:visited-style-name="Visited_20_Internet_20_Link"><text:span text:style-name="T6">CompTIA Network+</text:span></text:a></text:p>
      <text:p text:style-name="Standard"/>
      <text:p text:style-name="Standard"/>
      <text:p text:style-name="Standard">*References are 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Bitstream Vera Sans1" svg:font-family="'Bitstream Vera Sans'"/>
    <style:font-face style:name="OpenSymbol" svg:font-family="OpenSymbol"/>
    <style:font-face style:name="Raleway" svg:font-family="Raleway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2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2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Bitstream Vera Sans1" style:font-family-complex="'Bitstream Ver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Bitstream Vera Sans1" style:font-family-complex="'Bitstream Ver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Bitstream Vera Sans1" style:font-family-complex="'Bitstream Vera Sans'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9T19:18:56</meta:creation-date>
    <dc:date>2015-10-02T20:39:48.735758670</dc:date>
    <meta:editing-duration>PT11H31M32S</meta:editing-duration>
    <meta:editing-cycles>300</meta:editing-cycles>
    <meta:generator>LibreOffice/4.3.3.2$Linux_X86_64 LibreOffice_project/430m0$Build-2</meta:generator>
    <meta:document-statistic meta:table-count="0" meta:image-count="0" meta:object-count="0" meta:page-count="3" meta:paragraph-count="72" meta:word-count="436" meta:character-count="3322" meta:non-whitespace-character-count="2964"/>
  </office:meta>
</office:document-meta>
</file>